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331" officeooo:paragraph-rsid="00119331"/>
    </style:style>
    <style:style style:name="T1" style:family="text">
      <style:text-properties officeooo:rsid="00119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ổng hợp link tham khảo ssh key-server, github :</text:p>
      <text:p text:style-name="P1"/>
      <text:p text:style-name="Standard">_<text:span text:style-name="T1">ssh keygen: </text:span><text:a xlink:type="simple" xlink:href="https://viblo.asia/p/cau-hinh-ssh-key-cho-github-E375zXQdZGW" text:style-name="Internet_20_link" text:visited-style-name="Visited_20_Internet_20_Link">https://viblo.asia/p/cau-hinh-ssh-key-cho-github-E375zXQdZGW</text:a> </text:p>
      <text:p text:style-name="Standard">_<text:span text:style-name="T1">Github: </text:span><text:a xlink:type="simple" xlink:href="https://www.youtube.com/watch?v=6xmFp4_U9-A" text:style-name="Internet_20_link" text:visited-style-name="Visited_20_Internet_20_Link">https://www.youtube.com/watch?v=6xmFp4_U9-A</text:a> </text:p>
      <text:p text:style-name="Standard">_<text:span text:style-name="T1">ssh tunneling: </text:span><text:a xlink:type="simple" xlink:href="https://www.youtube.com/watch?v=AtuAdk4MwWw&amp;feature=share" text:style-name="Internet_20_link" text:visited-style-name="Visited_20_Internet_20_Link">https://www.youtube.com/watch?v=AtuAdk4MwWw&amp;feature=shar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20:03:07.507311062</meta:creation-date>
    <meta:generator>LibreOffice/6.0.7.3$Linux_X86_64 LibreOffice_project/00m0$Build-3</meta:generator>
    <dc:date>2020-03-31T20:05:26.987597233</dc:date>
    <meta:editing-duration>PT2M20S</meta:editing-duration>
    <meta:editing-cycles>1</meta:editing-cycles>
    <meta:document-statistic meta:table-count="0" meta:image-count="0" meta:object-count="0" meta:page-count="1" meta:paragraph-count="4" meta:word-count="17" meta:character-count="249" meta:non-whitespace-character-count="233"/>
  </office:meta>
</office:document-meta>
</file>